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764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0.6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6cm"/>
    </style:style>
    <style:style style:name="gr4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1.41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1.6cm"/>
    </style:style>
    <style:style style:name="gr9" style:family="graphic" style:parent-style-name="standard">
      <style:graphic-properties draw:textarea-horizontal-align="justify" draw:textarea-vertical-align="middle" draw:auto-grow-height="false" fo:min-height="1.59cm" fo:min-width="1.764cm"/>
    </style:style>
    <style:style style:name="gr10" style:family="graphic" style:parent-style-name="standard">
      <style:graphic-properties draw:textarea-horizontal-align="justify" draw:textarea-vertical-align="middle" draw:auto-grow-height="false" fo:min-height="2.95cm" fo:min-width="4.4cm"/>
    </style:style>
    <style:style style:name="gr11" style:family="graphic" style:parent-style-name="standard">
      <style:graphic-properties draw:textarea-horizontal-align="justify" draw:textarea-vertical-align="middle" draw:auto-grow-height="false" fo:min-height="2.084cm" fo:min-width="2.4cm"/>
    </style:style>
    <style:style style:name="gr12" style:family="graphic" style:parent-style-name="standard">
      <style:graphic-properties draw:textarea-horizontal-align="justify" draw:textarea-vertical-align="middle" draw:auto-grow-height="false" fo:min-height="1.85cm" fo:min-width="2.54cm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3.1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3.2cm" svg:height="1.5cm" svg:x="1.1cm" svg:y="1cm">
          <text:p text:style-name="P1">Most</text:p>
          <text:p text:style-name="P1">Page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5" draw:id="id5" draw:layer="layout" svg:width="2.2cm" svg:height="2.6cm" svg:x="1.6cm" svg:y="3.1cm">
          <text:p text:style-name="P1">Cookie</text:p>
          <text:p text:style-name="P1">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xml:id="id6" draw:id="id6" draw:layer="layout" svg:width="2.2cm" svg:height="2.6cm" svg:x="6.3cm" svg:y="3.1cm">
          <text:p text:style-name="P1">Session</text:p>
          <text:p text:style-name="P1">exists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2.1cm" svg:height="1.5cm" svg:x="1.6cm" svg:y="10.8cm">
          <text:p text:style-name="P1">MSG=</text:p>
          <text:p text:style-name="P1">Must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0.472cm" svg:height="0.472cm" svg:x="2.428cm" svg:y="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227cm" svg:y1="11.3cm" svg:x2="7.1cm" svg:y2="13.55cm" draw:start-shape="id1" draw:start-glue-point="2" draw:end-shape="id2" draw:end-glue-point="1" svg:d="M14227 11300v2250h-7127" svg:viewBox="0 0 7128 2251">
          <text:p/>
        </draw:connector>
        <draw:connector draw:style-name="gr5" draw:text-style-name="P1" draw:layer="layout" svg:x1="2.65cm" svg:y1="12.3cm" svg:x2="2.66cm" svg:y2="13.303cm" draw:start-shape="id3" draw:start-glue-point="2" draw:end-shape="id4" draw:end-glue-point="4" svg:d="M2650 12300v502h10v501" svg:viewBox="0 0 11 1004">
          <text:p/>
        </draw:connector>
        <draw:connector draw:style-name="gr5" draw:text-style-name="P1" draw:layer="layout" svg:x1="3.8cm" svg:y1="4.4cm" svg:x2="6.3cm" svg:y2="4.4cm" draw:start-shape="id5" draw:start-glue-point="7" draw:end-shape="id6" draw:end-glue-point="5" svg:d="M3800 4400h2500" svg:viewBox="0 0 2501 1">
          <text:p/>
        </draw:connector>
        <draw:connector draw:style-name="gr5" draw:text-style-name="P1" draw:layer="layout" svg:x1="8.5cm" svg:y1="4.4cm" svg:x2="9.501cm" svg:y2="4.401cm" draw:start-shape="id6" draw:start-glue-point="7" draw:end-shape="id7" draw:end-glue-point="5" svg:d="M8500 4400h501v1h500" svg:viewBox="0 0 1002 2">
          <text:p/>
        </draw:connector>
        <draw:connector draw:style-name="gr5" draw:text-style-name="P1" draw:layer="layout" svg:x1="2.7cm" svg:y1="2.5cm" svg:x2="2.7cm" svg:y2="3.1cm" draw:start-shape="id8" draw:start-glue-point="8" draw:end-shape="id5" draw:end-glue-point="4" svg:d="M2700 2500v600" svg:viewBox="0 0 1 601">
          <text:p/>
        </draw:connector>
        <draw:connector draw:style-name="gr5" draw:text-style-name="P1" draw:layer="layout" svg:x1="2.7cm" svg:y1="5.7cm" svg:x2="2.664cm" svg:y2="9.3cm" draw:start-shape="id5" draw:start-glue-point="6" draw:end-shape="id9" draw:end-glue-point="4" svg:d="M2700 5700v1801h-36v1799" svg:viewBox="0 0 37 3601">
          <text:p/>
        </draw:connector>
        <draw:connector draw:style-name="gr5" draw:text-style-name="P1" draw:layer="layout" svg:x1="2.664cm" svg:y1="9.772cm" svg:x2="2.65cm" svg:y2="10.8cm" draw:start-shape="id9" draw:start-glue-point="8" draw:end-shape="id3" draw:end-glue-point="0" svg:d="M2664 9772v515h-14v513" svg:viewBox="0 0 15 1029">
          <text:p/>
        </draw:connector>
        <draw:custom-shape draw:style-name="gr3" draw:text-style-name="P1" xml:id="id10" draw:id="id10" draw:layer="layout" svg:width="2.1cm" svg:height="1.5cm" svg:x="1.633cm" svg:y="15cm">
          <text:p text:style-name="P1">New</text:p>
          <text:p text:style-name="P1">ses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.66cm" svg:y1="13.775cm" svg:x2="2.683cm" svg:y2="15cm" draw:start-shape="id4" draw:start-glue-point="8" draw:end-shape="id10" draw:end-glue-point="0" svg:d="M2660 13775v613h23v612" svg:viewBox="0 0 24 1226">
          <text:p/>
        </draw:connector>
        <draw:connector draw:style-name="gr5" draw:text-style-name="P1" draw:layer="layout" svg:x1="7.4cm" svg:y1="5.7cm" svg:x2="7.396cm" svg:y2="7.001cm" draw:start-shape="id6" draw:start-glue-point="6" draw:end-shape="id11" draw:end-glue-point="4" svg:d="M7400 5700v651h-4v650" svg:viewBox="0 0 5 1302">
          <text:p/>
        </draw:connector>
        <draw:custom-shape draw:style-name="gr2" draw:text-style-name="P1" xml:id="id12" draw:id="id12" draw:layer="layout" svg:width="2.2cm" svg:height="2.6cm" svg:x="13.114cm" svg:y="3.102cm">
          <text:p text:style-name="P1">Expired</text:p>
          <text:p text:style-name="P1">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" xml:id="id1" draw:id="id1" draw:layer="layout" svg:width="2.1cm" svg:height="1.5cm" svg:x="13.177cm" svg:y="9.8cm">
          <text:p text:style-name="P1">MSG=</text:p>
          <text:p text:style-name="P1">Expir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.214cm" svg:y1="5.702cm" svg:x2="14.215cm" svg:y2="6.303cm" draw:start-shape="id12" draw:start-glue-point="6" draw:end-shape="id13" draw:end-glue-point="4" svg:d="M14214 5702v301h1v300" svg:viewBox="0 0 2 602">
          <text:p/>
        </draw:connector>
        <draw:connector draw:style-name="gr5" draw:text-style-name="P1" draw:layer="layout" svg:x1="15.314cm" svg:y1="4.402cm" svg:x2="18.599cm" svg:y2="7.37cm" draw:start-shape="id12" draw:start-glue-point="7" draw:end-shape="id14" draw:end-glue-point="4" svg:d="M15314 4402h3285v2968" svg:viewBox="0 0 3286 2969">
          <text:p/>
        </draw:connector>
        <draw:connector draw:style-name="gr5" draw:text-style-name="P1" draw:layer="layout" svg:x1="3.733cm" svg:y1="15.75cm" svg:x2="5cm" svg:y2="15.75cm" draw:start-shape="id10" draw:start-glue-point="1" draw:end-shape="id15" draw:end-glue-point="3" svg:d="M3733 15750h1267" svg:viewBox="0 0 1268 1">
          <text:p/>
        </draw:connector>
        <draw:custom-shape draw:style-name="gr6" draw:text-style-name="P1" xml:id="id18" draw:id="id18" draw:layer="layout" svg:width="2.7cm" svg:height="2.4cm" svg:x="17.235cm" svg:y="14.6cm">
          <text:p text:style-name="P1">Pa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17" draw:id="id17" draw:layer="layout" svg:width="0.472cm" svg:height="0.472cm" svg:x="18.36cm" svg:y="12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6" draw:id="id16" draw:layer="layout" svg:width="2.1cm" svg:height="1.5cm" svg:x="17.542cm" svg:y="9.8cm">
          <text:p text:style-name="P1">Refres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8.592cm" svg:y1="11.3cm" svg:x2="18.596cm" svg:y2="12.302cm" draw:start-shape="id16" draw:start-glue-point="2" draw:end-shape="id17" draw:end-glue-point="4" svg:d="M18592 11300v501h4v501" svg:viewBox="0 0 5 1003">
          <text:p/>
        </draw:connector>
        <draw:connector draw:style-name="gr5" draw:text-style-name="P1" draw:layer="layout" svg:x1="18.596cm" svg:y1="12.774cm" svg:x2="18.585cm" svg:y2="14.6cm" draw:start-shape="id17" draw:start-glue-point="8" draw:end-shape="id18" draw:end-glue-point="4" svg:d="M18596 12774v914h-11v912" svg:viewBox="0 0 12 1827">
          <text:p/>
        </draw:connector>
        <draw:frame draw:style-name="gr7" draw:text-style-name="P2" draw:layer="layout" svg:width="0.9cm" svg:height="0.962cm" svg:x="3.4cm" svg:y="3.3cm">
          <draw:text-box>
            <text:p text:style-name="P2">Y</text:p>
          </draw:text-box>
        </draw:frame>
        <draw:frame draw:style-name="gr7" draw:text-style-name="P2" draw:layer="layout" svg:width="0.9cm" svg:height="0.962cm" svg:x="8cm" svg:y="3.3cm">
          <draw:text-box>
            <text:p text:style-name="P2">Y</text:p>
          </draw:text-box>
        </draw:frame>
        <draw:frame draw:style-name="gr7" draw:text-style-name="P2" draw:layer="layout" svg:width="0.9cm" svg:height="0.962cm" svg:x="15cm" svg:y="6.734cm">
          <draw:text-box>
            <text:p text:style-name="P2">Y</text:p>
          </draw:text-box>
        </draw:frame>
        <draw:frame draw:style-name="gr7" draw:text-style-name="P2" draw:layer="layout" svg:width="0.9cm" svg:height="0.962cm" svg:x="16.5cm" svg:y="8.9cm">
          <draw:text-box>
            <text:p text:style-name="P2">Y</text:p>
          </draw:text-box>
        </draw:frame>
        <draw:custom-shape draw:style-name="gr8" draw:text-style-name="P1" xml:id="id15" draw:id="id15" draw:layer="layout" svg:width="2.1cm" svg:height="2.1cm" svg:x="5cm" svg:y="14.7cm">
          <text:p text:style-name="P1">Save</text:p>
          <text:p text:style-name="P1">fixed-up</text:p>
          <text:p text:style-name="P1">U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20" draw:id="id20" draw:layer="layout" svg:width="3.2cm" svg:height="2.6cm" svg:x="11.075cm" svg:y="14.435cm">
          <text:p text:style-name="P1">Login</text:p>
          <text:p text:style-name="P1">Pa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svg:x1="7.1cm" svg:y1="15.75cm" svg:x2="8.76cm" svg:y2="15.738cm" draw:start-shape="id15" draw:start-glue-point="1" draw:end-shape="id19" draw:end-glue-point="6" svg:d="M7100 15750h830v-12h830" svg:viewBox="0 0 1661 13">
          <text:p/>
        </draw:connector>
        <draw:custom-shape draw:style-name="gr2" draw:text-style-name="P1" xml:id="id27" draw:id="id27" draw:layer="layout" svg:width="2.2cm" svg:height="2.6cm" svg:x="11.6cm" svg:y="21.499cm">
          <text:p text:style-name="P1">Credentials</text:p>
          <text:p text:style-name="P1">OK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3" draw:id="id23" draw:layer="layout" svg:width="2.2cm" svg:height="2.6cm" svg:x="8cm" svg:y="21.51cm">
          <text:p text:style-name="P1">Cookie</text:p>
          <text:p text:style-name="P1">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1" xml:id="id31" draw:id="id31" draw:layer="layout" svg:width="2.1cm" svg:height="2.1cm" svg:x="11.635cm" svg:y="18.3cm">
          <text:p text:style-name="P1">Get or</text:p>
          <text:p text:style-name="P1">Create</text:p>
          <text:p text:style-name="P1"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28" draw:id="id28" draw:layer="layout" svg:width="4.9cm" svg:height="3.2cm" svg:x="15.5cm" svg:y="21.2cm">
          <text:p text:style-name="P1">Clear Session to</text:p>
          <text:p text:style-name="P1">UserID. Set</text:p>
          <text:p text:style-name="P1">cookie SessionID.</text:p>
          <text:p text:style-name="P1">Store auto login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29" draw:id="id29" draw:layer="layout" svg:width="4.1cm" svg:height="3.3cm" svg:x="15.9cm" svg:y="25.5cm">
          <text:p text:style-name="P1">Redirect to</text:p>
          <text:p text:style-name="P1">Saved</text:p>
          <text:p text:style-name="P1">or defaul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5" draw:id="id25" draw:layer="layout" svg:width="2.2cm" svg:height="2.6cm" svg:x="3.375cm" svg:y="25.048cm">
          <text:p text:style-name="P1">Fail</text:p>
          <text:p text:style-name="P1">Count</text:p>
          <text:p text:style-name="P1">High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1" draw:id="id21" draw:layer="layout" svg:width="2.1cm" svg:height="2.1cm" svg:x="3.4cm" svg:y="19.2cm">
          <text:p text:style-name="P1">Delay &amp;</text:p>
          <text:p text:style-name="P1">Reset</text:p>
          <text:p text:style-name="P1">cou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9" draw:id="id19" draw:layer="layout" svg:width="0.472cm" svg:height="0.472cm" svg:x="8.76cm" svg:y="15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svg:x1="9.232cm" svg:y1="15.738cm" svg:x2="11.075cm" svg:y2="15.735cm" draw:start-shape="id19" draw:start-glue-point="10" draw:end-shape="id20" draw:end-glue-point="6" svg:d="M9232 15738h922v-3h921" svg:viewBox="0 0 1844 4">
          <text:p/>
        </draw:connector>
        <draw:connector draw:style-name="gr5" draw:text-style-name="P1" draw:layer="layout" svg:x1="4.45cm" svg:y1="19.2cm" svg:x2="4.447cm" svg:y2="18.275cm" draw:start-shape="id21" draw:start-glue-point="0" draw:end-shape="id22" draw:end-glue-point="8" svg:d="M4450 19200v-462h-3v-463" svg:viewBox="0 0 4 926">
          <text:p/>
        </draw:connector>
        <draw:connector draw:style-name="gr5" draw:text-style-name="P1" draw:layer="layout" svg:x1="9.1cm" svg:y1="24.11cm" svg:x2="9.115cm" svg:y2="25.3cm" draw:start-shape="id23" draw:start-glue-point="6" draw:end-shape="id24" svg:d="M9100 24110v596h15v594" svg:viewBox="0 0 16 1191">
          <text:p/>
        </draw:connector>
        <draw:connector draw:style-name="gr5" draw:text-style-name="P1" draw:layer="layout" svg:x1="4.475cm" svg:y1="25.048cm" svg:x2="4.459cm" svg:y2="23.042cm" draw:start-shape="id25" draw:start-glue-point="4" draw:end-shape="id26" draw:end-glue-point="8" svg:d="M4475 25048v-1002h-16v-1004" svg:viewBox="0 0 17 2007">
          <text:p/>
        </draw:connector>
        <draw:connector draw:style-name="gr5" draw:text-style-name="P1" draw:layer="layout" svg:x1="11.6cm" svg:y1="22.799cm" svg:x2="10.2cm" svg:y2="22.81cm" draw:start-shape="id27" draw:start-glue-point="5" draw:end-shape="id23" draw:end-glue-point="7" svg:d="M11600 22799h-699v11h-701" svg:viewBox="0 0 1401 12">
          <text:p/>
        </draw:connector>
        <draw:connector draw:style-name="gr5" draw:text-style-name="P1" draw:layer="layout" svg:x1="13.8cm" svg:y1="22.799cm" svg:x2="15.5cm" svg:y2="22.8cm" draw:start-shape="id27" draw:start-glue-point="7" draw:end-shape="id28" draw:end-glue-point="3" svg:d="M13800 22799h851v1h849" svg:viewBox="0 0 1701 2">
          <text:p/>
        </draw:connector>
        <draw:connector draw:style-name="gr5" draw:text-style-name="P1" draw:layer="layout" svg:x1="17.95cm" svg:y1="24.4cm" svg:x2="17.95cm" svg:y2="25.5cm" draw:start-shape="id28" draw:start-glue-point="2" draw:end-shape="id29" draw:end-glue-point="4" svg:d="M17950 24400v1100" svg:viewBox="0 0 1 1101">
          <text:p/>
        </draw:connector>
        <draw:custom-shape draw:style-name="gr4" draw:text-style-name="P1" xml:id="id26" draw:id="id26" draw:layer="layout" svg:width="0.472cm" svg:height="0.472cm" svg:x="4.223cm" svg:y="22.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svg:x1="8cm" svg:y1="22.81cm" svg:x2="4.695cm" svg:y2="22.806cm" draw:start-shape="id23" draw:start-glue-point="5" draw:end-shape="id26" draw:end-glue-point="10" svg:d="M8000 22810h-1652v-4h-1653" svg:viewBox="0 0 3306 5">
          <text:p/>
        </draw:connector>
        <draw:connector draw:style-name="gr5" draw:text-style-name="P1" draw:layer="layout" svg:x1="4.459cm" svg:y1="22.57cm" svg:x2="4.45cm" svg:y2="21.3cm" draw:start-shape="id26" draw:start-glue-point="4" draw:end-shape="id21" draw:end-glue-point="2" svg:d="M4459 22570v-635h-9v-635" svg:viewBox="0 0 10 1271">
          <text:p/>
        </draw:connector>
        <draw:custom-shape draw:style-name="gr4" draw:text-style-name="P1" xml:id="id22" draw:id="id22" draw:layer="layout" svg:width="0.472cm" svg:height="0.472cm" svg:x="4.211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.683cm" svg:y1="18.039cm" svg:x2="7.932cm" svg:y2="18.05cm" draw:start-shape="id22" draw:start-glue-point="10" draw:end-shape="id30" draw:end-glue-point="3" svg:d="M4683 18039h1625v11h1624" svg:viewBox="0 0 3250 12">
          <text:p/>
        </draw:connector>
        <draw:connector draw:style-name="gr5" draw:text-style-name="P1" draw:layer="layout" svg:x1="3.375cm" svg:y1="26.348cm" svg:x2="4.211cm" svg:y2="18.039cm" draw:start-shape="id25" draw:start-glue-point="5" draw:end-shape="id22" draw:end-glue-point="6" svg:d="M3375 26348h-501v-8309h1337" svg:viewBox="0 0 1338 8310">
          <text:p/>
        </draw:connector>
        <draw:connector draw:style-name="gr5" draw:text-style-name="P1" draw:layer="layout" svg:x1="12.675cm" svg:y1="17.035cm" svg:x2="12.685cm" svg:y2="18.3cm" draw:start-shape="id20" draw:start-glue-point="8" draw:end-shape="id31" draw:end-glue-point="0" svg:d="M12675 17035v633h10v632" svg:viewBox="0 0 11 1266">
          <text:p/>
        </draw:connector>
        <draw:connector draw:style-name="gr5" draw:text-style-name="P1" draw:layer="layout" svg:x1="12.685cm" svg:y1="20.4cm" svg:x2="12.7cm" svg:y2="21.499cm" draw:start-shape="id31" draw:start-glue-point="2" draw:end-shape="id27" draw:end-glue-point="4" svg:d="M12685 20400v550h15v549" svg:viewBox="0 0 16 1100">
          <text:p/>
        </draw:connector>
        <draw:custom-shape draw:style-name="gr4" draw:text-style-name="P1" xml:id="id4" draw:id="id4" draw:layer="layout" svg:width="0.472cm" svg:height="0.472cm" svg:x="2.424cm" svg:y="13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2" draw:layer="layout" svg:width="0.9cm" svg:height="0.962cm" svg:x="9cm" svg:y="23.9cm">
          <draw:text-box>
            <text:p text:style-name="P2">Y</text:p>
          </draw:text-box>
        </draw:frame>
        <draw:frame draw:style-name="gr7" draw:text-style-name="P2" draw:layer="layout" svg:width="0.9cm" svg:height="0.962cm" svg:x="13.5cm" svg:y="22.7cm">
          <draw:text-box>
            <text:p text:style-name="P2">Y</text:p>
          </draw:text-box>
        </draw:frame>
        <draw:custom-shape draw:style-name="gr12" draw:text-style-name="P1" xml:id="id24" draw:id="id24" draw:layer="layout" svg:width="3.04cm" svg:height="2.1cm" svg:x="7.595cm" svg:y="25.3cm">
          <text:p text:style-name="P1">Increment</text:p>
          <text:p text:style-name="P1">Session</text:p>
          <text:p text:style-name="P1">Fail cou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7.595cm" svg:y1="26.35cm" svg:x2="5.575cm" svg:y2="26.348cm" draw:start-shape="id24" draw:start-glue-point="3" draw:end-shape="id25" draw:end-glue-point="7" svg:d="M7595 26350h-1009v-2h-1011" svg:viewBox="0 0 2021 3">
          <text:p/>
        </draw:connector>
        <draw:custom-shape draw:style-name="gr8" draw:text-style-name="P1" xml:id="id30" draw:id="id30" draw:layer="layout" svg:width="2.1cm" svg:height="2.1cm" svg:x="7.932cm" svg:y="17cm">
          <text:p text:style-name="P1">Set cookie</text:p>
          <text:p text:style-name="P1">SessionI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8.982cm" svg:y1="17cm" svg:x2="8.996cm" svg:y2="15.974cm" draw:start-shape="id30" draw:start-glue-point="0" draw:end-shape="id19" draw:end-glue-point="8" svg:d="M8982 17000v-512h14v-514" svg:viewBox="0 0 15 1027">
          <text:p/>
        </draw:connector>
        <draw:custom-shape draw:style-name="gr2" draw:text-style-name="P1" xml:id="id13" draw:id="id13" draw:layer="layout" svg:width="2.2cm" svg:height="2.6cm" svg:x="13.115cm" svg:y="6.303cm">
          <text:p text:style-name="P1">Valid</text:p>
          <text:p text:style-name="P1">auto</text:p>
          <text:p text:style-name="P1">login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1" draw:layer="layout" draw:type="lines" svg:x1="14.215cm" svg:y1="8.903cm" svg:x2="14.227cm" svg:y2="9.8cm" draw:start-shape="id13" draw:start-glue-point="6" draw:end-shape="id1" draw:end-glue-point="0" svg:d="M14215 8903v502l12-106v501" svg:viewBox="0 0 13 898">
          <text:p/>
        </draw:connector>
        <draw:custom-shape draw:style-name="gr4" draw:text-style-name="P1" xml:id="id14" draw:id="id14" draw:layer="layout" svg:width="0.472cm" svg:height="0.472cm" svg:x="18.363cm" svg:y="7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18.599cm" svg:y1="7.842cm" svg:x2="18.592cm" svg:y2="9.8cm" draw:start-shape="id14" draw:start-glue-point="8" draw:end-shape="id16" draw:end-glue-point="0" svg:d="M18599 7842v502l-7 955v501" svg:viewBox="0 0 8 1959">
          <text:p/>
        </draw:connector>
        <draw:connector draw:style-name="gr5" draw:text-style-name="P1" draw:layer="layout" draw:type="lines" svg:x1="15.315cm" svg:y1="7.603cm" svg:x2="18.363cm" svg:y2="7.606cm" draw:start-shape="id13" draw:start-glue-point="7" draw:end-shape="id14" draw:end-glue-point="6" svg:d="M15315 7603h502l2045 3h501" svg:viewBox="0 0 3049 4">
          <text:p/>
        </draw:connector>
        <draw:custom-shape draw:style-name="gr2" draw:text-style-name="P1" xml:id="id33" draw:id="id33" draw:layer="layout" svg:width="2.2cm" svg:height="2.6cm" svg:x="6.283cm" svg:y="8.235cm">
          <text:p text:style-name="P1">Valid </text:p>
          <text:p text:style-name="P1">auto</text:p>
          <text:p text:style-name="P1">login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7" draw:text-style-name="P2" draw:layer="layout" svg:width="0.9cm" svg:height="0.962cm" svg:x="8.2cm" svg:y="8.838cm">
          <draw:text-box>
            <text:p text:style-name="P2">Y</text:p>
          </draw:text-box>
        </draw:frame>
        <draw:frame draw:style-name="gr7" draw:text-style-name="P2" draw:layer="layout" svg:width="0.9cm" svg:height="0.962cm" svg:x="4.5cm" svg:y="24.338cm">
          <draw:text-box>
            <text:p text:style-name="P2">Y</text:p>
          </draw:text-box>
        </draw:frame>
        <draw:frame draw:style-name="gr7" draw:text-style-name="P2" draw:layer="layout" svg:width="0.9cm" svg:height="0.962cm" svg:x="16.6cm" svg:y="5.5cm">
          <draw:text-box>
            <text:p text:style-name="P2">Y</text:p>
          </draw:text-box>
        </draw:frame>
        <draw:frame draw:style-name="gr7" draw:text-style-name="P2" draw:layer="layout" svg:width="0.9cm" svg:height="0.962cm" svg:x="18.7cm" svg:y="8.634cm">
          <draw:text-box>
            <text:p text:style-name="P2">Y</text:p>
          </draw:text-box>
        </draw:frame>
        <draw:custom-shape draw:style-name="gr13" draw:text-style-name="P1" xml:id="id32" draw:id="id32" draw:layer="layout" svg:width="3.6cm" svg:height="3cm" svg:x="9.1cm" svg:y="8.031cm">
          <text:p text:style-name="P1">Create session.</text:p>
          <text:p text:style-name="P1">Set cookie to</text:p>
          <text:p text:style-name="P1">SessionID.</text:p>
          <text:p text:style-name="P1">Store auto login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9cm" svg:y1="11.031cm" svg:x2="18.36cm" svg:y2="12.538cm" draw:start-shape="id32" draw:start-glue-point="2" draw:end-shape="id17" draw:end-glue-point="6" svg:d="M10900 11031v1507h7460" svg:viewBox="0 0 7461 1508">
          <text:p/>
        </draw:connector>
        <draw:custom-shape draw:style-name="gr2" draw:text-style-name="P1" xml:id="id7" draw:id="id7" draw:layer="layout" svg:width="2.2cm" svg:height="2.6cm" svg:x="9.501cm" svg:y="3.101cm">
          <text:p text:style-name="P1">Logged</text:p>
          <text:p text:style-name="P1">In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701cm" svg:y1="4.401cm" svg:x2="13.114cm" svg:y2="4.402cm" draw:start-shape="id7" draw:start-glue-point="7" draw:end-shape="id12" draw:end-glue-point="5" svg:d="M11701 4401h707v1h706" svg:viewBox="0 0 1414 2">
          <text:p/>
        </draw:connector>
        <draw:frame draw:style-name="gr7" draw:text-style-name="P2" draw:layer="layout" svg:width="0.9cm" svg:height="0.962cm" svg:x="11.2cm" svg:y="3.3cm">
          <draw:text-box>
            <text:p text:style-name="P2">Y</text:p>
          </draw:text-box>
        </draw:frame>
        <draw:custom-shape draw:style-name="gr4" draw:text-style-name="P1" xml:id="id11" draw:id="id11" draw:layer="layout" svg:width="0.472cm" svg:height="0.472cm" svg:x="7.16cm" svg:y="7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601cm" svg:y1="5.701cm" svg:x2="7.632cm" svg:y2="7.237cm" draw:start-shape="id7" draw:start-glue-point="6" draw:end-shape="id11" draw:end-glue-point="10" svg:d="M10601 5701v1536h-2969" svg:viewBox="0 0 2970 1537">
          <text:p/>
        </draw:connector>
        <draw:connector draw:style-name="gr5" draw:text-style-name="P1" draw:layer="layout" svg:x1="7.396cm" svg:y1="7.473cm" svg:x2="7.383cm" svg:y2="8.235cm" draw:start-shape="id11" draw:start-glue-point="8" draw:end-shape="id33" draw:end-glue-point="4" svg:d="M7396 7473v382h-13v380" svg:viewBox="0 0 14 763">
          <text:p/>
        </draw:connector>
        <draw:connector draw:style-name="gr5" draw:text-style-name="P1" draw:layer="layout" draw:type="lines" svg:x1="8.483cm" svg:y1="9.535cm" svg:x2="9.2cm" svg:y2="9.531cm" draw:start-shape="id33" draw:start-glue-point="7" svg:d="M8483 9535h502l215-4" svg:viewBox="0 0 718 5">
          <text:p/>
        </draw:connector>
        <draw:custom-shape draw:style-name="gr3" draw:text-style-name="P1" xml:id="id2" draw:id="id2" draw:layer="layout" svg:width="2.1cm" svg:height="1.5cm" svg:x="5cm" svg:y="12.8cm">
          <text:p text:style-name="P1">Delete</text:p>
          <text:p text:style-name="P1">ses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cm" svg:y1="13.55cm" svg:x2="2.896cm" svg:y2="13.539cm" draw:start-shape="id2" draw:start-glue-point="3" draw:end-shape="id4" draw:end-glue-point="10" svg:d="M5000 13550h-1051v-11h-1053" svg:viewBox="0 0 2105 12">
          <text:p/>
        </draw:connector>
        <draw:custom-shape draw:style-name="gr3" draw:text-style-name="P1" xml:id="id34" draw:id="id34" draw:layer="layout" svg:width="2.1cm" svg:height="1.5cm" svg:x="3.6cm" svg:y="8.8cm">
          <text:p text:style-name="P1">Delete</text:p>
          <text:p text:style-name="P1">ses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6.283cm" svg:y1="9.535cm" svg:x2="5.7cm" svg:y2="9.55cm" draw:start-shape="id33" draw:start-glue-point="5" draw:end-shape="id34" draw:end-glue-point="1" svg:d="M6283 9535h-291v15h-292" svg:viewBox="0 0 584 16">
          <text:p/>
        </draw:connector>
        <draw:connector draw:style-name="gr5" draw:text-style-name="P1" draw:layer="layout" svg:x1="3.6cm" svg:y1="9.55cm" svg:x2="2.9cm" svg:y2="9.536cm" draw:start-shape="id34" draw:start-glue-point="3" draw:end-shape="id9" draw:end-glue-point="10" svg:d="M3600 9550h-349v-14h-351" svg:viewBox="0 0 701 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fo:font-size="10pt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fo:font-size="1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9T21:50:06.677000000</meta:creation-date>
    <dc:date>2014-11-15T10:29:17.488000000</dc:date>
    <meta:editing-duration>PT1H2M41S</meta:editing-duration>
    <meta:editing-cycles>8</meta:editing-cycles>
    <meta:generator>LibreOffice/4.3.1.2$Windows_x86 LibreOffice_project/958349dc3b25111dbca392fbc281a05559ef6848</meta:generator>
    <meta:document-statistic meta:object-count="86"/>
  </office:meta>
</office:document-meta>
</file>